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8 年 8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14717" calcext:value-type="float">
            <text:p>114,717</text:p>
          </table:table-cell>
          <table:table-cell table:style-name="ce38" office:value-type="float" office:value="4176" calcext:value-type="float">
            <text:p>4,176</text:p>
          </table:table-cell>
          <table:table-cell table:style-name="ce38" office:value-type="float" office:value="9908" calcext:value-type="float">
            <text:p>9,908</text:p>
          </table:table-cell>
          <table:table-cell table:style-name="ce38" office:value-type="float" office:value="4142" calcext:value-type="float">
            <text:p>4,142</text:p>
          </table:table-cell>
          <table:table-cell table:style-name="ce38" office:value-type="float" office:value="11006" calcext:value-type="float">
            <text:p>11,006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4336" calcext:value-type="float">
            <text:p>34,336</text:p>
          </table:table-cell>
          <table:table-cell table:style-name="ce38" office:value-type="float" office:value="47586" calcext:value-type="float">
            <text:p>47,586</text:p>
          </table:table-cell>
          <table:table-cell table:style-name="ce38" office:value-type="float" office:value="3295" calcext:value-type="float">
            <text:p>3,29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12658" calcext:value-type="float">
            <text:p>112,658</text:p>
          </table:table-cell>
          <table:table-cell table:style-name="ce38" office:value-type="float" office:value="5331" calcext:value-type="float">
            <text:p>5,331</text:p>
          </table:table-cell>
          <table:table-cell table:style-name="ce38" office:value-type="float" office:value="6745" calcext:value-type="float">
            <text:p>6,745</text:p>
          </table:table-cell>
          <table:table-cell table:style-name="ce38" office:value-type="float" office:value="3947" calcext:value-type="float">
            <text:p>3,947</text:p>
          </table:table-cell>
          <table:table-cell table:style-name="ce38" office:value-type="float" office:value="13708" calcext:value-type="float">
            <text:p>13,708</text:p>
          </table:table-cell>
          <table:table-cell table:style-name="ce38" office:value-type="float" office:value="915" calcext:value-type="float">
            <text:p>9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341" calcext:value-type="float">
            <text:p>34,341</text:p>
          </table:table-cell>
          <table:table-cell table:style-name="ce38" office:value-type="float" office:value="47580" calcext:value-type="float">
            <text:p>47,580</text:p>
          </table:table-cell>
          <table:table-cell table:style-name="ce38" office:value-type="float" office:value="61" calcext:value-type="float">
            <text:p>61</text:p>
          </table:table-cell>
          <table:table-cell table:style-name="ce44" office:value-type="float" office:value="30" calcext:value-type="float">
            <text:p>30</text:p>
          </table:table-cell>
          <table:table-cell table:style-name="ce62" office:value-type="float" office:value="2059" calcext:value-type="float">
            <text:p>2,059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52376" calcext:value-type="float">
            <text:p>52,376</text:p>
          </table:table-cell>
          <table:table-cell table:style-name="ce39" office:value-type="float" office:value="1922" calcext:value-type="float">
            <text:p>1,922</text:p>
          </table:table-cell>
          <table:table-cell table:style-name="ce39" office:value-type="float" office:value="4620" calcext:value-type="float">
            <text:p>4,620</text:p>
          </table:table-cell>
          <table:table-cell table:style-name="ce39" office:value-type="float" office:value="1988" calcext:value-type="float">
            <text:p>1,988</text:p>
          </table:table-cell>
          <table:table-cell table:style-name="ce39" office:value-type="float" office:value="5061" calcext:value-type="float">
            <text:p>5,061</text:p>
          </table:table-cell>
          <table:table-cell table:style-name="ce39" office:value-type="float" office:value="161" calcext:value-type="float">
            <text:p>16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6169" calcext:value-type="float">
            <text:p>16,169</text:p>
          </table:table-cell>
          <table:table-cell table:style-name="ce39" office:value-type="float" office:value="21931" calcext:value-type="float">
            <text:p>21,931</text:p>
          </table:table-cell>
          <table:table-cell table:style-name="ce39" office:value-type="float" office:value="520" calcext:value-type="float">
            <text:p>52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2429" calcext:value-type="float">
            <text:p>52,429</text:p>
          </table:table-cell>
          <table:table-cell table:style-name="ce39" office:value-type="float" office:value="2459" calcext:value-type="float">
            <text:p>2,459</text:p>
          </table:table-cell>
          <table:table-cell table:style-name="ce39" office:value-type="float" office:value="3070" calcext:value-type="float">
            <text:p>3,070</text:p>
          </table:table-cell>
          <table:table-cell table:style-name="ce39" office:value-type="float" office:value="1846" calcext:value-type="float">
            <text:p>1,846</text:p>
          </table:table-cell>
          <table:table-cell table:style-name="ce39" office:value-type="float" office:value="6484" calcext:value-type="float">
            <text:p>6,484</text:p>
          </table:table-cell>
          <table:table-cell table:style-name="ce39" office:value-type="float" office:value="426" calcext:value-type="float">
            <text:p>42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172" calcext:value-type="float">
            <text:p>16,172</text:p>
          </table:table-cell>
          <table:table-cell table:style-name="ce39" office:value-type="float" office:value="21926" calcext:value-type="float">
            <text:p>21,926</text:p>
          </table:table-cell>
          <table:table-cell table:style-name="ce39" office:value-type="float" office:value="27" calcext:value-type="float">
            <text:p>27</text:p>
          </table:table-cell>
          <table:table-cell table:style-name="ce45" office:value-type="float" office:value="19" calcext:value-type="float">
            <text:p>19</text:p>
          </table:table-cell>
          <table:table-cell table:style-name="ce63" office:value-type="float" office:value="-53" calcext:value-type="float">
            <text:p><text:s text:c="7"/>－53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62341" calcext:value-type="float">
            <text:p>62,341</text:p>
          </table:table-cell>
          <table:table-cell table:style-name="ce40" office:value-type="float" office:value="2254" calcext:value-type="float">
            <text:p>2,254</text:p>
          </table:table-cell>
          <table:table-cell table:style-name="ce40" office:value-type="float" office:value="5288" calcext:value-type="float">
            <text:p>5,288</text:p>
          </table:table-cell>
          <table:table-cell table:style-name="ce40" office:value-type="float" office:value="2154" calcext:value-type="float">
            <text:p>2,154</text:p>
          </table:table-cell>
          <table:table-cell table:style-name="ce40" office:value-type="float" office:value="5945" calcext:value-type="float">
            <text:p>5,945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8167" calcext:value-type="float">
            <text:p>18,167</text:p>
          </table:table-cell>
          <table:table-cell table:style-name="ce40" office:value-type="float" office:value="25655" calcext:value-type="float">
            <text:p>25,655</text:p>
          </table:table-cell>
          <table:table-cell table:style-name="ce40" office:value-type="float" office:value="2775" calcext:value-type="float">
            <text:p>2,77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0229" calcext:value-type="float">
            <text:p>60,229</text:p>
          </table:table-cell>
          <table:table-cell table:style-name="ce40" office:value-type="float" office:value="2872" calcext:value-type="float">
            <text:p>2,872</text:p>
          </table:table-cell>
          <table:table-cell table:style-name="ce40" office:value-type="float" office:value="3675" calcext:value-type="float">
            <text:p>3,675</text:p>
          </table:table-cell>
          <table:table-cell table:style-name="ce40" office:value-type="float" office:value="2101" calcext:value-type="float">
            <text:p>2,101</text:p>
          </table:table-cell>
          <table:table-cell table:style-name="ce40" office:value-type="float" office:value="7224" calcext:value-type="float">
            <text:p>7,224</text:p>
          </table:table-cell>
          <table:table-cell table:style-name="ce40" office:value-type="float" office:value="489" calcext:value-type="float">
            <text:p>48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169" calcext:value-type="float">
            <text:p>18,169</text:p>
          </table:table-cell>
          <table:table-cell table:style-name="ce40" office:value-type="float" office:value="25654" calcext:value-type="float">
            <text:p>25,654</text:p>
          </table:table-cell>
          <table:table-cell table:style-name="ce40" office:value-type="float" office:value="34" calcext:value-type="float">
            <text:p>34</text:p>
          </table:table-cell>
          <table:table-cell table:style-name="ce46" office:value-type="float" office:value="11" calcext:value-type="float">
            <text:p>11</text:p>
          </table:table-cell>
          <table:table-cell table:style-name="ce64" office:value-type="float" office:value="2112" calcext:value-type="float">
            <text:p>2,112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113609" calcext:value-type="float">
            <text:p>113,609</text:p>
          </table:table-cell>
          <table:table-cell table:style-name="ce38" office:value-type="float" office:value="4165" calcext:value-type="float">
            <text:p>4,165</text:p>
          </table:table-cell>
          <table:table-cell table:style-name="ce38" office:value-type="float" office:value="9829" calcext:value-type="float">
            <text:p>9,829</text:p>
          </table:table-cell>
          <table:table-cell table:style-name="ce38" office:value-type="float" office:value="4103" calcext:value-type="float">
            <text:p>4,103</text:p>
          </table:table-cell>
          <table:table-cell table:style-name="ce38" office:value-type="float" office:value="10209" calcext:value-type="float">
            <text:p>10,209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4334" calcext:value-type="float">
            <text:p>34,334</text:p>
          </table:table-cell>
          <table:table-cell table:style-name="ce38" office:value-type="float" office:value="47429" calcext:value-type="float">
            <text:p>47,429</text:p>
          </table:table-cell>
          <table:table-cell table:style-name="ce38" office:value-type="float" office:value="3272" calcext:value-type="float">
            <text:p>3,27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12228" calcext:value-type="float">
            <text:p>112,228</text:p>
          </table:table-cell>
          <table:table-cell table:style-name="ce38" office:value-type="float" office:value="5320" calcext:value-type="float">
            <text:p>5,320</text:p>
          </table:table-cell>
          <table:table-cell table:style-name="ce38" office:value-type="float" office:value="6712" calcext:value-type="float">
            <text:p>6,712</text:p>
          </table:table-cell>
          <table:table-cell table:style-name="ce38" office:value-type="float" office:value="3928" calcext:value-type="float">
            <text:p>3,928</text:p>
          </table:table-cell>
          <table:table-cell table:style-name="ce38" office:value-type="float" office:value="13500" calcext:value-type="float">
            <text:p>13,500</text:p>
          </table:table-cell>
          <table:table-cell table:style-name="ce38" office:value-type="float" office:value="915" calcext:value-type="float">
            <text:p>9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339" calcext:value-type="float">
            <text:p>34,339</text:p>
          </table:table-cell>
          <table:table-cell table:style-name="ce38" office:value-type="float" office:value="47423" calcext:value-type="float">
            <text:p>47,423</text:p>
          </table:table-cell>
          <table:table-cell table:style-name="ce38" office:value-type="float" office:value="61" calcext:value-type="float">
            <text:p>61</text:p>
          </table:table-cell>
          <table:table-cell table:style-name="ce44" office:value-type="float" office:value="30" calcext:value-type="float">
            <text:p>30</text:p>
          </table:table-cell>
          <table:table-cell table:style-name="ce65" office:value-type="float" office:value="1381" calcext:value-type="float">
            <text:p>1,381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51864" calcext:value-type="float">
            <text:p>51,864</text:p>
          </table:table-cell>
          <table:table-cell table:style-name="ce39" office:value-type="float" office:value="1917" calcext:value-type="float">
            <text:p>1,917</text:p>
          </table:table-cell>
          <table:table-cell table:style-name="ce39" office:value-type="float" office:value="4585" calcext:value-type="float">
            <text:p>4,585</text:p>
          </table:table-cell>
          <table:table-cell table:style-name="ce39" office:value-type="float" office:value="1965" calcext:value-type="float">
            <text:p>1,965</text:p>
          </table:table-cell>
          <table:table-cell table:style-name="ce39" office:value-type="float" office:value="4693" calcext:value-type="float">
            <text:p>4,693</text:p>
          </table:table-cell>
          <table:table-cell table:style-name="ce39" office:value-type="float" office:value="161" calcext:value-type="float">
            <text:p>16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6167" calcext:value-type="float">
            <text:p>16,167</text:p>
          </table:table-cell>
          <table:table-cell table:style-name="ce39" office:value-type="float" office:value="21855" calcext:value-type="float">
            <text:p>21,855</text:p>
          </table:table-cell>
          <table:table-cell table:style-name="ce39" office:value-type="float" office:value="517" calcext:value-type="float">
            <text:p>51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2183" calcext:value-type="float">
            <text:p>52,183</text:p>
          </table:table-cell>
          <table:table-cell table:style-name="ce39" office:value-type="float" office:value="2452" calcext:value-type="float">
            <text:p>2,452</text:p>
          </table:table-cell>
          <table:table-cell table:style-name="ce39" office:value-type="float" office:value="3048" calcext:value-type="float">
            <text:p>3,048</text:p>
          </table:table-cell>
          <table:table-cell table:style-name="ce39" office:value-type="float" office:value="1829" calcext:value-type="float">
            <text:p>1,829</text:p>
          </table:table-cell>
          <table:table-cell table:style-name="ce39" office:value-type="float" office:value="6362" calcext:value-type="float">
            <text:p>6,362</text:p>
          </table:table-cell>
          <table:table-cell table:style-name="ce39" office:value-type="float" office:value="426" calcext:value-type="float">
            <text:p>42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170" calcext:value-type="float">
            <text:p>16,170</text:p>
          </table:table-cell>
          <table:table-cell table:style-name="ce39" office:value-type="float" office:value="21850" calcext:value-type="float">
            <text:p>21,850</text:p>
          </table:table-cell>
          <table:table-cell table:style-name="ce39" office:value-type="float" office:value="27" calcext:value-type="float">
            <text:p>27</text:p>
          </table:table-cell>
          <table:table-cell table:style-name="ce45" office:value-type="float" office:value="19" calcext:value-type="float">
            <text:p>19</text:p>
          </table:table-cell>
          <table:table-cell table:style-name="ce66" office:value-type="float" office:value="-319" calcext:value-type="float">
            <text:p><text:s text:c="7"/>－319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61745" calcext:value-type="float">
            <text:p>61,745</text:p>
          </table:table-cell>
          <table:table-cell table:style-name="ce40" office:value-type="float" office:value="2248" calcext:value-type="float">
            <text:p>2,248</text:p>
          </table:table-cell>
          <table:table-cell table:style-name="ce40" office:value-type="float" office:value="5244" calcext:value-type="float">
            <text:p>5,244</text:p>
          </table:table-cell>
          <table:table-cell table:style-name="ce40" office:value-type="float" office:value="2138" calcext:value-type="float">
            <text:p>2,138</text:p>
          </table:table-cell>
          <table:table-cell table:style-name="ce40" office:value-type="float" office:value="5516" calcext:value-type="float">
            <text:p>5,516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8167" calcext:value-type="float">
            <text:p>18,167</text:p>
          </table:table-cell>
          <table:table-cell table:style-name="ce40" office:value-type="float" office:value="25574" calcext:value-type="float">
            <text:p>25,574</text:p>
          </table:table-cell>
          <table:table-cell table:style-name="ce40" office:value-type="float" office:value="2755" calcext:value-type="float">
            <text:p>2,75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0045" calcext:value-type="float">
            <text:p>60,045</text:p>
          </table:table-cell>
          <table:table-cell table:style-name="ce40" office:value-type="float" office:value="2868" calcext:value-type="float">
            <text:p>2,868</text:p>
          </table:table-cell>
          <table:table-cell table:style-name="ce40" office:value-type="float" office:value="3664" calcext:value-type="float">
            <text:p>3,664</text:p>
          </table:table-cell>
          <table:table-cell table:style-name="ce40" office:value-type="float" office:value="2099" calcext:value-type="float">
            <text:p>2,099</text:p>
          </table:table-cell>
          <table:table-cell table:style-name="ce40" office:value-type="float" office:value="7138" calcext:value-type="float">
            <text:p>7,138</text:p>
          </table:table-cell>
          <table:table-cell table:style-name="ce40" office:value-type="float" office:value="489" calcext:value-type="float">
            <text:p>48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169" calcext:value-type="float">
            <text:p>18,169</text:p>
          </table:table-cell>
          <table:table-cell table:style-name="ce40" office:value-type="float" office:value="25573" calcext:value-type="float">
            <text:p>25,573</text:p>
          </table:table-cell>
          <table:table-cell table:style-name="ce40" office:value-type="float" office:value="34" calcext:value-type="float">
            <text:p>34</text:p>
          </table:table-cell>
          <table:table-cell table:style-name="ce46" office:value-type="float" office:value="11" calcext:value-type="float">
            <text:p>11</text:p>
          </table:table-cell>
          <table:table-cell table:style-name="ce67" office:value-type="float" office:value="1700" calcext:value-type="float">
            <text:p>1,700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89120" calcext:value-type="float">
            <text:p>89,120</text:p>
          </table:table-cell>
          <table:table-cell table:style-name="ce38" office:value-type="float" office:value="2404" calcext:value-type="float">
            <text:p>2,404</text:p>
          </table:table-cell>
          <table:table-cell table:style-name="ce38" office:value-type="float" office:value="9601" calcext:value-type="float">
            <text:p>9,601</text:p>
          </table:table-cell>
          <table:table-cell table:style-name="ce38" office:value-type="float" office:value="3896" calcext:value-type="float">
            <text:p>3,89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8" calcext:value-type="float">
            <text:p>20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4334" calcext:value-type="float">
            <text:p>34,334</text:p>
          </table:table-cell>
          <table:table-cell table:style-name="ce38" office:value-type="float" office:value="36040" calcext:value-type="float">
            <text:p>36,040</text:p>
          </table:table-cell>
          <table:table-cell table:style-name="ce38" office:value-type="float" office:value="2631" calcext:value-type="float">
            <text:p>2,63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4776" calcext:value-type="float">
            <text:p>84,776</text:p>
          </table:table-cell>
          <table:table-cell table:style-name="ce38" office:value-type="float" office:value="3342" calcext:value-type="float">
            <text:p>3,342</text:p>
          </table:table-cell>
          <table:table-cell table:style-name="ce38" office:value-type="float" office:value="6505" calcext:value-type="float">
            <text:p>6,505</text:p>
          </table:table-cell>
          <table:table-cell table:style-name="ce38" office:value-type="float" office:value="3700" calcext:value-type="float">
            <text:p>3,70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97" calcext:value-type="float">
            <text:p>7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339" calcext:value-type="float">
            <text:p>34,339</text:p>
          </table:table-cell>
          <table:table-cell table:style-name="ce38" office:value-type="float" office:value="36035" calcext:value-type="float">
            <text:p>36,035</text:p>
          </table:table-cell>
          <table:table-cell table:style-name="ce38" office:value-type="float" office:value="36" calcext:value-type="float">
            <text:p>36</text:p>
          </table:table-cell>
          <table:table-cell table:style-name="ce44" office:value-type="float" office:value="22" calcext:value-type="float">
            <text:p>22</text:p>
          </table:table-cell>
          <table:table-cell table:style-name="ce65" office:value-type="float" office:value="4344" calcext:value-type="float">
            <text:p>4,344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0733" calcext:value-type="float">
            <text:p>40,733</text:p>
          </table:table-cell>
          <table:table-cell table:style-name="ce39" office:value-type="float" office:value="1109" calcext:value-type="float">
            <text:p>1,109</text:p>
          </table:table-cell>
          <table:table-cell table:style-name="ce39" office:value-type="float" office:value="4483" calcext:value-type="float">
            <text:p>4,483</text:p>
          </table:table-cell>
          <table:table-cell table:style-name="ce39" office:value-type="float" office:value="1879" calcext:value-type="float">
            <text:p>1,87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6167" calcext:value-type="float">
            <text:p>16,167</text:p>
          </table:table-cell>
          <table:table-cell table:style-name="ce39" office:value-type="float" office:value="16640" calcext:value-type="float">
            <text:p>16,640</text:p>
          </table:table-cell>
          <table:table-cell table:style-name="ce39" office:value-type="float" office:value="331" calcext:value-type="float">
            <text:p>33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9470" calcext:value-type="float">
            <text:p>39,470</text:p>
          </table:table-cell>
          <table:table-cell table:style-name="ce39" office:value-type="float" office:value="1582" calcext:value-type="float">
            <text:p>1,582</text:p>
          </table:table-cell>
          <table:table-cell table:style-name="ce39" office:value-type="float" office:value="2962" calcext:value-type="float">
            <text:p>2,962</text:p>
          </table:table-cell>
          <table:table-cell table:style-name="ce39" office:value-type="float" office:value="1727" calcext:value-type="float">
            <text:p>1,72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8" calcext:value-type="float">
            <text:p>36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170" calcext:value-type="float">
            <text:p>16,170</text:p>
          </table:table-cell>
          <table:table-cell table:style-name="ce39" office:value-type="float" office:value="16636" calcext:value-type="float">
            <text:p>16,636</text:p>
          </table:table-cell>
          <table:table-cell table:style-name="ce39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66" office:value-type="float" office:value="1263" calcext:value-type="float">
            <text:p>1,263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8387" calcext:value-type="float">
            <text:p>48,387</text:p>
          </table:table-cell>
          <table:table-cell table:style-name="ce40" office:value-type="float" office:value="1295" calcext:value-type="float">
            <text:p>1,295</text:p>
          </table:table-cell>
          <table:table-cell table:style-name="ce40" office:value-type="float" office:value="5118" calcext:value-type="float">
            <text:p>5,118</text:p>
          </table:table-cell>
          <table:table-cell table:style-name="ce40" office:value-type="float" office:value="2017" calcext:value-type="float">
            <text:p>2,0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8167" calcext:value-type="float">
            <text:p>18,167</text:p>
          </table:table-cell>
          <table:table-cell table:style-name="ce40" office:value-type="float" office:value="19400" calcext:value-type="float">
            <text:p>19,400</text:p>
          </table:table-cell>
          <table:table-cell table:style-name="ce40" office:value-type="float" office:value="2300" calcext:value-type="float">
            <text:p>2,3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5306" calcext:value-type="float">
            <text:p>45,306</text:p>
          </table:table-cell>
          <table:table-cell table:style-name="ce40" office:value-type="float" office:value="1760" calcext:value-type="float">
            <text:p>1,760</text:p>
          </table:table-cell>
          <table:table-cell table:style-name="ce40" office:value-type="float" office:value="3543" calcext:value-type="float">
            <text:p>3,543</text:p>
          </table:table-cell>
          <table:table-cell table:style-name="ce40" office:value-type="float" office:value="1973" calcext:value-type="float">
            <text:p>1,97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9" calcext:value-type="float">
            <text:p>4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169" calcext:value-type="float">
            <text:p>18,169</text:p>
          </table:table-cell>
          <table:table-cell table:style-name="ce40" office:value-type="float" office:value="19399" calcext:value-type="float">
            <text:p>19,399</text:p>
          </table:table-cell>
          <table:table-cell table:style-name="ce40" office:value-type="float" office:value="24" calcext:value-type="float">
            <text:p>24</text:p>
          </table:table-cell>
          <table:table-cell table:style-name="ce46" office:value-type="float" office:value="9" calcext:value-type="float">
            <text:p>9</text:p>
          </table:table-cell>
          <table:table-cell table:style-name="ce67" office:value-type="float" office:value="3081" calcext:value-type="float">
            <text:p>3,08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2828" calcext:value-type="float">
            <text:p>22,828</text:p>
          </table:table-cell>
          <table:table-cell table:style-name="ce41" office:value-type="float" office:value="869" calcext:value-type="float">
            <text:p>869</text:p>
          </table:table-cell>
          <table:table-cell table:style-name="ce41" office:value-type="float" office:value="6625" calcext:value-type="float">
            <text:p>6,625</text:p>
          </table:table-cell>
          <table:table-cell table:style-name="ce41" office:value-type="float" office:value="359" calcext:value-type="float">
            <text:p>3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99" calcext:value-type="float">
            <text:p>5,599</text:p>
          </table:table-cell>
          <table:table-cell table:style-name="ce41" office:value-type="float" office:value="8686" calcext:value-type="float">
            <text:p>8,686</text:p>
          </table:table-cell>
          <table:table-cell table:style-name="ce41" office:value-type="float" office:value="603" calcext:value-type="float">
            <text:p>6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319" calcext:value-type="float">
            <text:p>19,319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3805" calcext:value-type="float">
            <text:p>3,805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60" calcext:value-type="float">
            <text:p>5,260</text:p>
          </table:table-cell>
          <table:table-cell table:style-name="ce41" office:value-type="float" office:value="8686" calcext:value-type="float">
            <text:p>8,68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6" calcext:value-type="float">
            <text:p>6</text:p>
          </table:table-cell>
          <table:table-cell table:style-name="ce68" office:value-type="float" office:value="3509" calcext:value-type="float">
            <text:p>3,509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508" calcext:value-type="float">
            <text:p>10,508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office:value-type="float" office:value="3060" calcext:value-type="float">
            <text:p>3,060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67" calcext:value-type="float">
            <text:p>2,667</text:p>
          </table:table-cell>
          <table:table-cell table:style-name="ce42" office:value-type="float" office:value="4068" calcext:value-type="float">
            <text:p>4,068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06" calcext:value-type="float">
            <text:p>9,006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1682" calcext:value-type="float">
            <text:p>1,682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30" calcext:value-type="float">
            <text:p>2,530</text:p>
          </table:table-cell>
          <table:table-cell table:style-name="ce42" office:value-type="float" office:value="4068" calcext:value-type="float">
            <text:p>4,06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69" office:value-type="float" office:value="1502" calcext:value-type="float">
            <text:p>1,50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320" calcext:value-type="float">
            <text:p>12,320</text:p>
          </table:table-cell>
          <table:table-cell table:style-name="ce43" office:value-type="float" office:value="468" calcext:value-type="float">
            <text:p>468</text:p>
          </table:table-cell>
          <table:table-cell table:style-name="ce43" office:value-type="float" office:value="3565" calcext:value-type="float">
            <text:p>3,565</text:p>
          </table:table-cell>
          <table:table-cell table:style-name="ce43" office:value-type="float" office:value="193" calcext:value-type="float">
            <text:p>19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32" calcext:value-type="float">
            <text:p>2,932</text:p>
          </table:table-cell>
          <table:table-cell table:style-name="ce43" office:value-type="float" office:value="4618" calcext:value-type="float">
            <text:p>4,618</text:p>
          </table:table-cell>
          <table:table-cell table:style-name="ce43" office:value-type="float" office:value="501" calcext:value-type="float">
            <text:p>50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13" calcext:value-type="float">
            <text:p>10,313</text:p>
          </table:table-cell>
          <table:table-cell table:style-name="ce43" office:value-type="float" office:value="542" calcext:value-type="float">
            <text:p>542</text:p>
          </table:table-cell>
          <table:table-cell table:style-name="ce43" office:value-type="float" office:value="2123" calcext:value-type="float">
            <text:p>2,123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" calcext:value-type="float">
            <text:p>17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30" calcext:value-type="float">
            <text:p>2,730</text:p>
          </table:table-cell>
          <table:table-cell table:style-name="ce43" office:value-type="float" office:value="4618" calcext:value-type="float">
            <text:p>4,61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70" office:value-type="float" office:value="2007" calcext:value-type="float">
            <text:p>2,007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227" calcext:value-type="float">
            <text:p>2,22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8" calcext:value-type="float">
            <text:p>648</text:p>
          </table:table-cell>
          <table:table-cell table:style-name="ce41" office:value-type="float" office:value="1283" calcext:value-type="float">
            <text:p>1,28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09" calcext:value-type="float">
            <text:p>2,309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8" calcext:value-type="float">
            <text:p>788</text:p>
          </table:table-cell>
          <table:table-cell table:style-name="ce41" office:value-type="float" office:value="1282" calcext:value-type="float">
            <text:p>1,28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82" calcext:value-type="float">
            <text:p><text:s text:c="7"/>－8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12" calcext:value-type="float">
            <text:p>1,01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576" calcext:value-type="float">
            <text:p>57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3" calcext:value-type="float">
            <text:p>1,043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575" calcext:value-type="float">
            <text:p>57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31" calcext:value-type="float">
            <text:p><text:s text:c="7"/>－3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15" calcext:value-type="float">
            <text:p>1,2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30" calcext:value-type="float">
            <text:p>330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66" calcext:value-type="float">
            <text:p>1,26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36" calcext:value-type="float">
            <text:p>436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51" calcext:value-type="float">
            <text:p><text:s text:c="7"/>－5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489" calcext:value-type="float">
            <text:p>10,489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91" calcext:value-type="float">
            <text:p>3,991</text:p>
          </table:table-cell>
          <table:table-cell table:style-name="ce41" office:value-type="float" office:value="4788" calcext:value-type="float">
            <text:p>4,788</text:p>
          </table:table-cell>
          <table:table-cell table:style-name="ce41" office:value-type="float" office:value="330" calcext:value-type="float">
            <text:p>3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86" calcext:value-type="float">
            <text:p>9,386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636" calcext:value-type="float">
            <text:p>636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49" calcext:value-type="float">
            <text:p>3,349</text:p>
          </table:table-cell>
          <table:table-cell table:style-name="ce41" office:value-type="float" office:value="4788" calcext:value-type="float">
            <text:p>4,788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68" office:value-type="float" office:value="1103" calcext:value-type="float">
            <text:p>1,103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822" calcext:value-type="float">
            <text:p>4,822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37" calcext:value-type="float">
            <text:p>1,937</text:p>
          </table:table-cell>
          <table:table-cell table:style-name="ce42" office:value-type="float" office:value="2193" calcext:value-type="float">
            <text:p>2,19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89" calcext:value-type="float">
            <text:p>4,389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96" calcext:value-type="float">
            <text:p>1,596</text:p>
          </table:table-cell>
          <table:table-cell table:style-name="ce42" office:value-type="float" office:value="2193" calcext:value-type="float">
            <text:p>2,19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433" calcext:value-type="float">
            <text:p>43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667" calcext:value-type="float">
            <text:p>5,667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467" calcext:value-type="float">
            <text:p>467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54" calcext:value-type="float">
            <text:p>2,054</text:p>
          </table:table-cell>
          <table:table-cell table:style-name="ce43" office:value-type="float" office:value="2595" calcext:value-type="float">
            <text:p>2,595</text:p>
          </table:table-cell>
          <table:table-cell table:style-name="ce43" office:value-type="float" office:value="287" calcext:value-type="float">
            <text:p>2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97" calcext:value-type="float">
            <text:p>4,997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53" calcext:value-type="float">
            <text:p>1,753</text:p>
          </table:table-cell>
          <table:table-cell table:style-name="ce43" office:value-type="float" office:value="2595" calcext:value-type="float">
            <text:p>2,59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70" office:value-type="float" office:value="670" calcext:value-type="float">
            <text:p>67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628" calcext:value-type="float">
            <text:p>2,62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57" calcext:value-type="float">
            <text:p>1,457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49" calcext:value-type="float">
            <text:p>2,04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54" calcext:value-type="float">
            <text:p>1,054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579" calcext:value-type="float">
            <text:p>579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51" calcext:value-type="float">
            <text:p>1,25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7" calcext:value-type="float">
            <text:p>717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3" calcext:value-type="float">
            <text:p>94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7" calcext:value-type="float">
            <text:p>467</text:p>
          </table:table-cell>
          <table:table-cell table:style-name="ce42" office:value-type="float" office:value="402" calcext:value-type="float">
            <text:p>40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308" calcext:value-type="float">
            <text:p>30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77" calcext:value-type="float">
            <text:p>1,37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40" calcext:value-type="float">
            <text:p>740</text:p>
          </table:table-cell>
          <table:table-cell table:style-name="ce43" office:value-type="float" office:value="448" calcext:value-type="float">
            <text:p>448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6" calcext:value-type="float">
            <text:p>1,10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7" calcext:value-type="float">
            <text:p>587</text:p>
          </table:table-cell>
          <table:table-cell table:style-name="ce43" office:value-type="float" office:value="448" calcext:value-type="float">
            <text:p>44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271" calcext:value-type="float">
            <text:p>271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895" calcext:value-type="float">
            <text:p>1,895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65" calcext:value-type="float">
            <text:p>965</text:p>
          </table:table-cell>
          <table:table-cell table:style-name="ce41" office:value-type="float" office:value="669" calcext:value-type="float">
            <text:p>669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76" calcext:value-type="float">
            <text:p>1,77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9" calcext:value-type="float">
            <text:p>939</text:p>
          </table:table-cell>
          <table:table-cell table:style-name="ce41" office:value-type="float" office:value="669" calcext:value-type="float">
            <text:p>6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19" calcext:value-type="float">
            <text:p>119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80" calcext:value-type="float">
            <text:p>88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2" calcext:value-type="float">
            <text:p>472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4" calcext:value-type="float">
            <text:p>82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56" calcext:value-type="float">
            <text:p>56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015" calcext:value-type="float">
            <text:p>1,01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93" calcext:value-type="float">
            <text:p>493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2" calcext:value-type="float">
            <text:p>95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4" calcext:value-type="float">
            <text:p>494</text:p>
          </table:table-cell>
          <table:table-cell table:style-name="ce43" office:value-type="float" office:value="351" calcext:value-type="float">
            <text:p>35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63" calcext:value-type="float">
            <text:p>63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767" calcext:value-type="float">
            <text:p>5,767</text:p>
          </table:table-cell>
          <table:table-cell table:number-columns-repeated="2" table:style-name="ce41" office:value-type="float" office:value="114" calcext:value-type="float">
            <text:p>114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67" calcext:value-type="float">
            <text:p>3,167</text:p>
          </table:table-cell>
          <table:table-cell table:style-name="ce41" office:value-type="float" office:value="2111" calcext:value-type="float">
            <text:p>2,111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49" calcext:value-type="float">
            <text:p>5,849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95" calcext:value-type="float">
            <text:p>3,295</text:p>
          </table:table-cell>
          <table:table-cell table:style-name="ce41" office:value-type="float" office:value="2111" calcext:value-type="float">
            <text:p>2,11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82" calcext:value-type="float">
            <text:p><text:s text:c="7"/>－8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623" calcext:value-type="float">
            <text:p>2,623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80" calcext:value-type="float">
            <text:p>1,480</text:p>
          </table:table-cell>
          <table:table-cell table:style-name="ce42" office:value-type="float" office:value="960" calcext:value-type="float">
            <text:p>96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30" calcext:value-type="float">
            <text:p>2,630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77" calcext:value-type="float">
            <text:p>1,477</text:p>
          </table:table-cell>
          <table:table-cell table:style-name="ce42" office:value-type="float" office:value="960" calcext:value-type="float">
            <text:p>96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7" calcext:value-type="float">
            <text:p><text:s text:c="7"/>－7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144" calcext:value-type="float">
            <text:p>3,144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87" calcext:value-type="float">
            <text:p>1,687</text:p>
          </table:table-cell>
          <table:table-cell table:style-name="ce43" office:value-type="float" office:value="1151" calcext:value-type="float">
            <text:p>1,151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19" calcext:value-type="float">
            <text:p>3,219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18" calcext:value-type="float">
            <text:p>1,818</text:p>
          </table:table-cell>
          <table:table-cell table:style-name="ce43" office:value-type="float" office:value="1151" calcext:value-type="float">
            <text:p>1,15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75" calcext:value-type="float">
            <text:p><text:s text:c="7"/>－7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793" calcext:value-type="float">
            <text:p>3,793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1977" calcext:value-type="float">
            <text:p>1,977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34" calcext:value-type="float">
            <text:p>4,234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74" calcext:value-type="float">
            <text:p>1,874</text:p>
          </table:table-cell>
          <table:table-cell table:style-name="ce41" office:value-type="float" office:value="1977" calcext:value-type="float">
            <text:p>1,97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441" calcext:value-type="float">
            <text:p><text:s text:c="7"/>－44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77" calcext:value-type="float">
            <text:p>1,67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7" calcext:value-type="float">
            <text:p>637</text:p>
          </table:table-cell>
          <table:table-cell table:style-name="ce42" office:value-type="float" office:value="899" calcext:value-type="float">
            <text:p>89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97" calcext:value-type="float">
            <text:p>1,997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7" calcext:value-type="float">
            <text:p>897</text:p>
          </table:table-cell>
          <table:table-cell table:style-name="ce42" office:value-type="float" office:value="899" calcext:value-type="float">
            <text:p>89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320" calcext:value-type="float">
            <text:p><text:s text:c="7"/>－32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16" calcext:value-type="float">
            <text:p>2,116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60" calcext:value-type="float">
            <text:p>760</text:p>
          </table:table-cell>
          <table:table-cell table:style-name="ce43" office:value-type="float" office:value="1078" calcext:value-type="float">
            <text:p>1,078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37" calcext:value-type="float">
            <text:p>2,237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7" calcext:value-type="float">
            <text:p>977</text:p>
          </table:table-cell>
          <table:table-cell table:style-name="ce43" office:value-type="float" office:value="1078" calcext:value-type="float">
            <text:p>1,07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121" calcext:value-type="float">
            <text:p><text:s text:c="7"/>－12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94" calcext:value-type="float">
            <text:p>1,79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6" calcext:value-type="float">
            <text:p>956</text:p>
          </table:table-cell>
          <table:table-cell table:style-name="ce41" office:value-type="float" office:value="624" calcext:value-type="float">
            <text:p>624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08" calcext:value-type="float">
            <text:p>2,008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69" calcext:value-type="float">
            <text:p>1,169</text:p>
          </table:table-cell>
          <table:table-cell table:style-name="ce41" office:value-type="float" office:value="621" calcext:value-type="float">
            <text:p>62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14" calcext:value-type="float">
            <text:p><text:s text:c="7"/>－214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33" calcext:value-type="float">
            <text:p>83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3" calcext:value-type="float">
            <text:p>483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7" calcext:value-type="float">
            <text:p>957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1" calcext:value-type="float">
            <text:p>581</text:p>
          </table:table-cell>
          <table:table-cell table:style-name="ce42" office:value-type="float" office:value="274" calcext:value-type="float">
            <text:p>27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24" calcext:value-type="float">
            <text:p><text:s text:c="7"/>－124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61" calcext:value-type="float">
            <text:p>96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3" calcext:value-type="float">
            <text:p>473</text:p>
          </table:table-cell>
          <table:table-cell table:style-name="ce43" office:value-type="float" office:value="348" calcext:value-type="float">
            <text:p>348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1" calcext:value-type="float">
            <text:p>1,051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8" calcext:value-type="float">
            <text:p>588</text:p>
          </table:table-cell>
          <table:table-cell table:style-name="ce43" office:value-type="float" office:value="347" calcext:value-type="float">
            <text:p>34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90" calcext:value-type="float">
            <text:p><text:s text:c="7"/>－9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237" calcext:value-type="float">
            <text:p>2,23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174" calcext:value-type="float">
            <text:p>1,174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474" calcext:value-type="float">
            <text:p>2,47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13" calcext:value-type="float">
            <text:p>1,413</text:p>
          </table:table-cell>
          <table:table-cell table:style-name="ce41" office:value-type="float" office:value="803" calcext:value-type="float">
            <text:p>80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37" calcext:value-type="float">
            <text:p><text:s text:c="7"/>－237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96" calcext:value-type="float">
            <text:p>99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53" calcext:value-type="float">
            <text:p>553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07" calcext:value-type="float">
            <text:p>1,10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1" calcext:value-type="float">
            <text:p>631</text:p>
          </table:table-cell>
          <table:table-cell table:style-name="ce42" office:value-type="float" office:value="354" calcext:value-type="float">
            <text:p>35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11" calcext:value-type="float">
            <text:p><text:s text:c="7"/>－11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41" calcext:value-type="float">
            <text:p>1,24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21" calcext:value-type="float">
            <text:p>621</text:p>
          </table:table-cell>
          <table:table-cell table:style-name="ce43" office:value-type="float" office:value="449" calcext:value-type="float">
            <text:p>449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67" calcext:value-type="float">
            <text:p>1,36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2" calcext:value-type="float">
            <text:p>782</text:p>
          </table:table-cell>
          <table:table-cell table:style-name="ce43" office:value-type="float" office:value="449" calcext:value-type="float">
            <text:p>44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26" calcext:value-type="float">
            <text:p><text:s text:c="7"/>－12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90" calcext:value-type="float">
            <text:p>1,99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0" calcext:value-type="float">
            <text:p>1,220</text:p>
          </table:table-cell>
          <table:table-cell table:style-name="ce41" office:value-type="float" office:value="544" calcext:value-type="float">
            <text:p>544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53" calcext:value-type="float">
            <text:p>2,05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8" calcext:value-type="float">
            <text:p>1,338</text:p>
          </table:table-cell>
          <table:table-cell table:style-name="ce41" office:value-type="float" office:value="544" calcext:value-type="float">
            <text:p>54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63" calcext:value-type="float">
            <text:p><text:s text:c="7"/>－63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33" calcext:value-type="float">
            <text:p>93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01" calcext:value-type="float">
            <text:p>601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8" calcext:value-type="float">
            <text:p>98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9" calcext:value-type="float">
            <text:p>649</text:p>
          </table:table-cell>
          <table:table-cell table:style-name="ce42" office:value-type="float" office:value="249" calcext:value-type="float">
            <text:p>24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55" calcext:value-type="float">
            <text:p><text:s text:c="7"/>－5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57" calcext:value-type="float">
            <text:p>1,05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9" calcext:value-type="float">
            <text:p>619</text:p>
          </table:table-cell>
          <table:table-cell table:style-name="ce43" office:value-type="float" office:value="295" calcext:value-type="float">
            <text:p>295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65" calcext:value-type="float">
            <text:p>1,06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9" calcext:value-type="float">
            <text:p>689</text:p>
          </table:table-cell>
          <table:table-cell table:style-name="ce43" office:value-type="float" office:value="295" calcext:value-type="float">
            <text:p>29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8" calcext:value-type="float">
            <text:p><text:s text:c="7"/>－8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890" calcext:value-type="float">
            <text:p>3,890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75" calcext:value-type="float">
            <text:p>1,975</text:p>
          </table:table-cell>
          <table:table-cell table:style-name="ce41" office:value-type="float" office:value="1422" calcext:value-type="float">
            <text:p>1,422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80" calcext:value-type="float">
            <text:p>3,680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40" calcext:value-type="float">
            <text:p>1,840</text:p>
          </table:table-cell>
          <table:table-cell table:style-name="ce41" office:value-type="float" office:value="1422" calcext:value-type="float">
            <text:p>1,42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210" calcext:value-type="float">
            <text:p>210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90" calcext:value-type="float">
            <text:p>1,79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4" calcext:value-type="float">
            <text:p>944</text:p>
          </table:table-cell>
          <table:table-cell table:style-name="ce42" office:value-type="float" office:value="681" calcext:value-type="float">
            <text:p>68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72" calcext:value-type="float">
            <text:p>1,77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7" calcext:value-type="float">
            <text:p>867</text:p>
          </table:table-cell>
          <table:table-cell table:style-name="ce42" office:value-type="float" office:value="681" calcext:value-type="float">
            <text:p>68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18" calcext:value-type="float">
            <text:p>18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100" calcext:value-type="float">
            <text:p>2,10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1" calcext:value-type="float">
            <text:p>1,031</text:p>
          </table:table-cell>
          <table:table-cell table:style-name="ce43" office:value-type="float" office:value="741" calcext:value-type="float">
            <text:p>741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08" calcext:value-type="float">
            <text:p>1,90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3" calcext:value-type="float">
            <text:p>973</text:p>
          </table:table-cell>
          <table:table-cell table:style-name="ce43" office:value-type="float" office:value="741" calcext:value-type="float">
            <text:p>74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92" calcext:value-type="float">
            <text:p>192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047" calcext:value-type="float">
            <text:p>5,047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958" calcext:value-type="float">
            <text:p>1,9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7" calcext:value-type="float">
            <text:p>1,187</text:p>
          </table:table-cell>
          <table:table-cell table:style-name="ce41" office:value-type="float" office:value="1555" calcext:value-type="float">
            <text:p>1,555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17" calcext:value-type="float">
            <text:p>5,217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1890" calcext:value-type="float">
            <text:p>1,8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89" calcext:value-type="float">
            <text:p>1,489</text:p>
          </table:table-cell>
          <table:table-cell table:style-name="ce41" office:value-type="float" office:value="1555" calcext:value-type="float">
            <text:p>1,55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68" office:value-type="float" office:value="-170" calcext:value-type="float">
            <text:p><text:s text:c="7"/>－17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267" calcext:value-type="float">
            <text:p>2,26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927" calcext:value-type="float">
            <text:p>9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9" calcext:value-type="float">
            <text:p>529</text:p>
          </table:table-cell>
          <table:table-cell table:style-name="ce42" office:value-type="float" office:value="716" calcext:value-type="float">
            <text:p>71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93" calcext:value-type="float">
            <text:p>2,393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849" calcext:value-type="float">
            <text:p>8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5" calcext:value-type="float">
            <text:p>675</text:p>
          </table:table-cell>
          <table:table-cell table:style-name="ce42" office:value-type="float" office:value="716" calcext:value-type="float">
            <text:p>7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69" office:value-type="float" office:value="-126" calcext:value-type="float">
            <text:p><text:s text:c="7"/>－12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780" calcext:value-type="float">
            <text:p>2,780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031" calcext:value-type="float">
            <text:p>1,0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8" calcext:value-type="float">
            <text:p>658</text:p>
          </table:table-cell>
          <table:table-cell table:style-name="ce43" office:value-type="float" office:value="839" calcext:value-type="float">
            <text:p>839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24" calcext:value-type="float">
            <text:p>2,824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041" calcext:value-type="float">
            <text:p>1,0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4" calcext:value-type="float">
            <text:p>814</text:p>
          </table:table-cell>
          <table:table-cell table:style-name="ce43" office:value-type="float" office:value="839" calcext:value-type="float">
            <text:p>83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44" calcext:value-type="float">
            <text:p><text:s text:c="7"/>－4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260" calcext:value-type="float">
            <text:p>3,260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1691" calcext:value-type="float">
            <text:p>1,691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480" calcext:value-type="float">
            <text:p>3,480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412" calcext:value-type="float">
            <text:p>4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65" calcext:value-type="float">
            <text:p>1,165</text:p>
          </table:table-cell>
          <table:table-cell table:style-name="ce41" office:value-type="float" office:value="1691" calcext:value-type="float">
            <text:p>1,69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-220" calcext:value-type="float">
            <text:p><text:s text:c="7"/>－22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13" calcext:value-type="float">
            <text:p>1,51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807" calcext:value-type="float">
            <text:p>80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44" calcext:value-type="float">
            <text:p>1,64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3" calcext:value-type="float">
            <text:p>553</text:p>
          </table:table-cell>
          <table:table-cell table:style-name="ce42" office:value-type="float" office:value="807" calcext:value-type="float">
            <text:p>80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131" calcext:value-type="float">
            <text:p><text:s text:c="7"/>－13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747" calcext:value-type="float">
            <text:p>1,74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7" calcext:value-type="float">
            <text:p>537</text:p>
          </table:table-cell>
          <table:table-cell table:style-name="ce43" office:value-type="float" office:value="884" calcext:value-type="float">
            <text:p>884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836" calcext:value-type="float">
            <text:p>1,836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25" calcext:value-type="float">
            <text:p>2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2" calcext:value-type="float">
            <text:p>612</text:p>
          </table:table-cell>
          <table:table-cell table:style-name="ce43" office:value-type="float" office:value="884" calcext:value-type="float">
            <text:p>88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89" calcext:value-type="float">
            <text:p><text:s text:c="7"/>－8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146" calcext:value-type="float">
            <text:p>1,14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54" calcext:value-type="float">
            <text:p>5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22" calcext:value-type="float">
            <text:p>622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0" calcext:value-type="float">
            <text:p>1,11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8" calcext:value-type="float">
            <text:p>608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36" calcext:value-type="float">
            <text:p>3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52" calcext:value-type="float">
            <text:p>55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9" calcext:value-type="float">
            <text:p>53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176" calcext:value-type="float">
            <text:p>17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3" calcext:value-type="float">
            <text:p>1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94" calcext:value-type="float">
            <text:p>59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09" calcext:value-type="float">
            <text:p>309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1" calcext:value-type="float">
            <text:p>57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5" calcext:value-type="float">
            <text:p>295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23" calcext:value-type="float">
            <text:p>2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64" calcext:value-type="float">
            <text:p>1,964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2" calcext:value-type="float">
            <text:p>1,81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3" calcext:value-type="float">
            <text:p>703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152" calcext:value-type="float">
            <text:p>152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21" calcext:value-type="float">
            <text:p>92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7" calcext:value-type="float">
            <text:p>85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64" calcext:value-type="float">
            <text:p>64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43" calcext:value-type="float">
            <text:p>1,04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28" calcext:value-type="float">
            <text:p>428</text:p>
          </table:table-cell>
          <table:table-cell table:style-name="ce43" office:value-type="float" office:value="480" calcext:value-type="float">
            <text:p>48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5" calcext:value-type="float">
            <text:p>95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480" calcext:value-type="float">
            <text:p>4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88" calcext:value-type="float">
            <text:p>8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01" calcext:value-type="float">
            <text:p>50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127" calcext:value-type="float">
            <text:p>12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31" calcext:value-type="float">
            <text:p>131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64" calcext:value-type="float">
            <text:p>6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64" calcext:value-type="float">
            <text:p>6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59" calcext:value-type="float">
            <text:p>5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53" calcext:value-type="float">
            <text:p>25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7" calcext:value-type="float">
            <text:p>3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63" calcext:value-type="float">
            <text:p>6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72" calcext:value-type="float">
            <text:p>72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441" calcext:value-type="float">
            <text:p>2,441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6" calcext:value-type="float">
            <text:p>736</text:p>
          </table:table-cell>
          <table:table-cell table:style-name="ce41" office:value-type="float" office:value="1263" calcext:value-type="float">
            <text:p>1,26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17" calcext:value-type="float">
            <text:p>2,517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6" calcext:value-type="float">
            <text:p>876</text:p>
          </table:table-cell>
          <table:table-cell table:style-name="ce41" office:value-type="float" office:value="1263" calcext:value-type="float">
            <text:p>1,26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76" calcext:value-type="float">
            <text:p><text:s text:c="7"/>－76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65" calcext:value-type="float">
            <text:p>1,06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554" calcext:value-type="float">
            <text:p>55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1" calcext:value-type="float">
            <text:p>1,15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554" calcext:value-type="float">
            <text:p>55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86" calcext:value-type="float">
            <text:p><text:s text:c="7"/>－86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376" calcext:value-type="float">
            <text:p>1,37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1" calcext:value-type="float">
            <text:p>411</text:p>
          </table:table-cell>
          <table:table-cell table:style-name="ce43" office:value-type="float" office:value="709" calcext:value-type="float">
            <text:p>709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66" calcext:value-type="float">
            <text:p>1,36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6" calcext:value-type="float">
            <text:p>466</text:p>
          </table:table-cell>
          <table:table-cell table:style-name="ce43" office:value-type="float" office:value="709" calcext:value-type="float">
            <text:p>70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515" calcext:value-type="float">
            <text:p>2,515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1043" calcext:value-type="float">
            <text:p>1,043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92" calcext:value-type="float">
            <text:p>2,292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1043" calcext:value-type="float">
            <text:p>1,04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223" calcext:value-type="float">
            <text:p>22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31" calcext:value-type="float">
            <text:p>1,13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4" calcext:value-type="float">
            <text:p>524</text:p>
          </table:table-cell>
          <table:table-cell table:style-name="ce42" office:value-type="float" office:value="481" calcext:value-type="float">
            <text:p>48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6" calcext:value-type="float">
            <text:p>1,09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481" calcext:value-type="float">
            <text:p>48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35" calcext:value-type="float">
            <text:p>3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84" calcext:value-type="float">
            <text:p>1,38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8" calcext:value-type="float">
            <text:p>648</text:p>
          </table:table-cell>
          <table:table-cell table:style-name="ce43" office:value-type="float" office:value="562" calcext:value-type="float">
            <text:p>56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6" calcext:value-type="float">
            <text:p>1,19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2" calcext:value-type="float">
            <text:p>492</text:p>
          </table:table-cell>
          <table:table-cell table:style-name="ce43" office:value-type="float" office:value="562" calcext:value-type="float">
            <text:p>56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188" calcext:value-type="float">
            <text:p>18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418" calcext:value-type="float">
            <text:p>7,418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07" calcext:value-type="float">
            <text:p>3,507</text:p>
          </table:table-cell>
          <table:table-cell table:style-name="ce41" office:value-type="float" office:value="3124" calcext:value-type="float">
            <text:p>3,124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502" calcext:value-type="float">
            <text:p>7,502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90" calcext:value-type="float">
            <text:p>3,390</text:p>
          </table:table-cell>
          <table:table-cell table:style-name="ce41" office:value-type="float" office:value="3124" calcext:value-type="float">
            <text:p>3,12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84" calcext:value-type="float">
            <text:p><text:s text:c="7"/>－8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318" calcext:value-type="float">
            <text:p>3,318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53" calcext:value-type="float">
            <text:p>1,553</text:p>
          </table:table-cell>
          <table:table-cell table:style-name="ce42" office:value-type="float" office:value="1428" calcext:value-type="float">
            <text:p>1,42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86" calcext:value-type="float">
            <text:p>3,486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93" calcext:value-type="float">
            <text:p>1,593</text:p>
          </table:table-cell>
          <table:table-cell table:style-name="ce42" office:value-type="float" office:value="1428" calcext:value-type="float">
            <text:p>1,4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168" calcext:value-type="float">
            <text:p><text:s text:c="7"/>－16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100" calcext:value-type="float">
            <text:p>4,100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54" calcext:value-type="float">
            <text:p>1,954</text:p>
          </table:table-cell>
          <table:table-cell table:style-name="ce43" office:value-type="float" office:value="1696" calcext:value-type="float">
            <text:p>1,69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016" calcext:value-type="float">
            <text:p>4,016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7" calcext:value-type="float">
            <text:p>1,797</text:p>
          </table:table-cell>
          <table:table-cell table:style-name="ce43" office:value-type="float" office:value="1696" calcext:value-type="float">
            <text:p>1,696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84" calcext:value-type="float">
            <text:p>8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41" calcext:value-type="float">
            <text:p>1,44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9" calcext:value-type="float">
            <text:p>849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57" calcext:value-type="float">
            <text:p>1,557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69" calcext:value-type="float">
            <text:p>969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116" calcext:value-type="float">
            <text:p><text:s text:c="7"/>－11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63" calcext:value-type="float">
            <text:p>66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206" calcext:value-type="float">
            <text:p>206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714" calcext:value-type="float">
            <text:p>714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20" calcext:value-type="float">
            <text:p>2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53" calcext:value-type="float">
            <text:p>453</text:p>
          </table:table-cell>
          <table:table-cell table:style-name="ce42" office:value-type="float" office:value="206" calcext:value-type="float">
            <text:p>20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51" calcext:value-type="float">
            <text:p><text:s text:c="7"/>－5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78" calcext:value-type="float">
            <text:p>77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45" calcext:value-type="float">
            <text:p>445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3" calcext:value-type="float">
            <text:p>84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6" calcext:value-type="float">
            <text:p>516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65" calcext:value-type="float">
            <text:p><text:s text:c="7"/>－65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849" calcext:value-type="float">
            <text:p>3,849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9" calcext:value-type="float">
            <text:p>1,679</text:p>
          </table:table-cell>
          <table:table-cell table:style-name="ce41" office:value-type="float" office:value="1720" calcext:value-type="float">
            <text:p>1,720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82" calcext:value-type="float">
            <text:p>3,782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7" calcext:value-type="float">
            <text:p>1,687</text:p>
          </table:table-cell>
          <table:table-cell table:style-name="ce41" office:value-type="float" office:value="1720" calcext:value-type="float">
            <text:p>1,72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67" calcext:value-type="float">
            <text:p>6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30" calcext:value-type="float">
            <text:p>1,730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5" calcext:value-type="float">
            <text:p>765</text:p>
          </table:table-cell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45" calcext:value-type="float">
            <text:p>1,745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6" calcext:value-type="float">
            <text:p>776</text:p>
          </table:table-cell>
          <table:table-cell table:style-name="ce42" office:value-type="float" office:value="789" calcext:value-type="float">
            <text:p>78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5" calcext:value-type="float">
            <text:p><text:s text:c="7"/>－1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19" calcext:value-type="float">
            <text:p>2,119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4" calcext:value-type="float">
            <text:p>914</text:p>
          </table:table-cell>
          <table:table-cell table:style-name="ce43" office:value-type="float" office:value="931" calcext:value-type="float">
            <text:p>931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37" calcext:value-type="float">
            <text:p>2,037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1" calcext:value-type="float">
            <text:p>911</text:p>
          </table:table-cell>
          <table:table-cell table:style-name="ce43" office:value-type="float" office:value="931" calcext:value-type="float">
            <text:p>93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82" calcext:value-type="float">
            <text:p>82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5938" calcext:value-type="float">
            <text:p>15,938</text:p>
          </table:table-cell>
          <table:table-cell table:style-name="ce44" office:value-type="float" office:value="1533" calcext:value-type="float">
            <text:p>1,5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7" calcext:value-type="float">
            <text:p>207</text:p>
          </table:table-cell>
          <table:table-cell table:style-name="ce44" office:value-type="float" office:value="6509" calcext:value-type="float">
            <text:p>6,509</text:p>
          </table:table-cell>
          <table:table-cell table:style-name="ce44" office:value-type="float" office:value="33" calcext:value-type="float">
            <text:p>3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7200" calcext:value-type="float">
            <text:p>7,200</text:p>
          </table:table-cell>
          <table:table-cell table:style-name="ce44" office:value-type="float" office:value="454" calcext:value-type="float">
            <text:p>45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8788" calcext:value-type="float">
            <text:p>18,788</text:p>
          </table:table-cell>
          <table:table-cell table:style-name="ce44" office:value-type="float" office:value="1650" calcext:value-type="float">
            <text:p>1,65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8" calcext:value-type="float">
            <text:p>228</text:p>
          </table:table-cell>
          <table:table-cell table:style-name="ce44" office:value-type="float" office:value="9604" calcext:value-type="float">
            <text:p>9,604</text:p>
          </table:table-cell>
          <table:table-cell table:style-name="ce44" office:value-type="float" office:value="79" calcext:value-type="float">
            <text:p>7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7199" calcext:value-type="float">
            <text:p>7,19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6" calcext:value-type="float">
            <text:p>6</text:p>
          </table:table-cell>
          <table:table-cell table:style-name="ce65" office:value-type="float" office:value="-2850" calcext:value-type="float">
            <text:p><text:s text:c="7"/>－2,850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7139" calcext:value-type="float">
            <text:p>7,139</text:p>
          </table:table-cell>
          <table:table-cell table:style-name="ce45" office:value-type="float" office:value="706" calcext:value-type="float">
            <text:p>706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86" calcext:value-type="float">
            <text:p>86</text:p>
          </table:table-cell>
          <table:table-cell table:style-name="ce45" office:value-type="float" office:value="2966" calcext:value-type="float">
            <text:p>2,966</text:p>
          </table:table-cell>
          <table:table-cell table:style-name="ce45" office:value-type="float" office:value="22" calcext:value-type="float">
            <text:p>22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3203" calcext:value-type="float">
            <text:p>3,203</text:p>
          </table:table-cell>
          <table:table-cell table:style-name="ce45" office:value-type="float" office:value="154" calcext:value-type="float">
            <text:p>15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8555" calcext:value-type="float">
            <text:p>8,555</text:p>
          </table:table-cell>
          <table:table-cell table:style-name="ce45" office:value-type="float" office:value="714" calcext:value-type="float">
            <text:p>714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02" calcext:value-type="float">
            <text:p>102</text:p>
          </table:table-cell>
          <table:table-cell table:style-name="ce45" office:value-type="float" office:value="4483" calcext:value-type="float">
            <text:p>4,483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3202" calcext:value-type="float">
            <text:p>3,20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5" calcext:value-type="float">
            <text:p>5</text:p>
          </table:table-cell>
          <table:table-cell table:style-name="ce66" office:value-type="float" office:value="-1416" calcext:value-type="float">
            <text:p><text:s text:c="7"/>－1,416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8799" calcext:value-type="float">
            <text:p>8,799</text:p>
          </table:table-cell>
          <table:table-cell table:style-name="ce46" office:value-type="float" office:value="827" calcext:value-type="float">
            <text:p>827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21" calcext:value-type="float">
            <text:p>121</text:p>
          </table:table-cell>
          <table:table-cell table:style-name="ce46" office:value-type="float" office:value="3543" calcext:value-type="float">
            <text:p>3,543</text:p>
          </table:table-cell>
          <table:table-cell table:style-name="ce46" office:value-type="float" office:value="11" calcext:value-type="float">
            <text:p>11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3997" calcext:value-type="float">
            <text:p>3,997</text:p>
          </table:table-cell>
          <table:table-cell table:style-name="ce46" office:value-type="float" office:value="300" calcext:value-type="float">
            <text:p>300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0233" calcext:value-type="float">
            <text:p>10,233</text:p>
          </table:table-cell>
          <table:table-cell table:style-name="ce46" office:value-type="float" office:value="936" calcext:value-type="float">
            <text:p>93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26" calcext:value-type="float">
            <text:p>126</text:p>
          </table:table-cell>
          <table:table-cell table:style-name="ce46" office:value-type="float" office:value="5121" calcext:value-type="float">
            <text:p>5,121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3997" calcext:value-type="float">
            <text:p>3,99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" calcext:value-type="float">
            <text:p>1</text:p>
          </table:table-cell>
          <table:table-cell table:style-name="ce67" office:value-type="float" office:value="-1434" calcext:value-type="float">
            <text:p><text:s text:c="7"/>－1,434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8551" calcext:value-type="float">
            <text:p>8,551</text:p>
          </table:table-cell>
          <table:table-cell table:number-columns-repeated="2" table:style-name="ce44" office:value-type="float" office:value="228" calcext:value-type="float">
            <text:p>2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700" calcext:value-type="float">
            <text:p>3,700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189" calcext:value-type="float">
            <text:p>4,189</text:p>
          </table:table-cell>
          <table:table-cell table:style-name="ce44" office:value-type="float" office:value="187" calcext:value-type="float">
            <text:p>18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664" calcext:value-type="float">
            <text:p>8,664</text:p>
          </table:table-cell>
          <table:table-cell table:style-name="ce44" office:value-type="float" office:value="328" calcext:value-type="float">
            <text:p>328</text:p>
          </table:table-cell>
          <table:table-cell table:style-name="ce44" office:value-type="float" office:value="207" calcext:value-type="float">
            <text:p>20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896" calcext:value-type="float">
            <text:p>3,896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189" calcext:value-type="float">
            <text:p>4,18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65" office:value-type="float" office:value="-113" calcext:value-type="float">
            <text:p><text:s text:c="7"/>－113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992" calcext:value-type="float">
            <text:p>3,992</text:p>
          </table:table-cell>
          <table:table-cell table:number-columns-repeated="2" table:style-name="ce45" office:value-type="float" office:value="102" calcext:value-type="float">
            <text:p>10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727" calcext:value-type="float">
            <text:p>1,727</text:p>
          </table:table-cell>
          <table:table-cell table:style-name="ce45" office:value-type="float" office:value="17" calcext:value-type="float">
            <text:p>17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012" calcext:value-type="float">
            <text:p>2,012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4158" calcext:value-type="float">
            <text:p>4,158</text:p>
          </table:table-cell>
          <table:table-cell table:style-name="ce45" office:value-type="float" office:value="156" calcext:value-type="float">
            <text:p>156</text:p>
          </table:table-cell>
          <table:table-cell table:style-name="ce45" office:value-type="float" office:value="86" calcext:value-type="float">
            <text:p>86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879" calcext:value-type="float">
            <text:p>1,879</text:p>
          </table:table-cell>
          <table:table-cell table:style-name="ce45" office:value-type="float" office:value="23" calcext:value-type="float">
            <text:p>23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012" calcext:value-type="float">
            <text:p>2,012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66" office:value-type="float" office:value="-166" calcext:value-type="float">
            <text:p><text:s text:c="7"/>－166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4559" calcext:value-type="float">
            <text:p>4,559</text:p>
          </table:table-cell>
          <table:table-cell table:number-columns-repeated="2" table:style-name="ce46" office:value-type="float" office:value="126" calcext:value-type="float">
            <text:p>12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973" calcext:value-type="float">
            <text:p>1,97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177" calcext:value-type="float">
            <text:p>2,177</text:p>
          </table:table-cell>
          <table:table-cell table:style-name="ce46" office:value-type="float" office:value="155" calcext:value-type="float">
            <text:p>155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4506" calcext:value-type="float">
            <text:p>4,506</text:p>
          </table:table-cell>
          <table:table-cell table:style-name="ce46" office:value-type="float" office:value="172" calcext:value-type="float">
            <text:p>172</text:p>
          </table:table-cell>
          <table:table-cell table:style-name="ce46" office:value-type="float" office:value="121" calcext:value-type="float">
            <text:p>121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2017" calcext:value-type="float">
            <text:p>2,017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177" calcext:value-type="float">
            <text:p>2,17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67" office:value-type="float" office:value="53" calcext:value-type="float">
            <text:p>53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108" calcext:value-type="float">
            <text:p>1,10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797" calcext:value-type="float">
            <text:p>79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30" calcext:value-type="float">
            <text:p>43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8" calcext:value-type="float">
            <text:p>20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57" calcext:value-type="float">
            <text:p>15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678" calcext:value-type="float">
            <text:p>678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512" calcext:value-type="float">
            <text:p>512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368" calcext:value-type="float">
            <text:p>368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76" calcext:value-type="float">
            <text:p>76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246" calcext:value-type="float">
            <text:p>24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22" calcext:value-type="float">
            <text:p>122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76" calcext:value-type="float">
            <text:p>76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266" calcext:value-type="float">
            <text:p>266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596" calcext:value-type="float">
            <text:p>596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429" calcext:value-type="float">
            <text:p>429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84" calcext:value-type="float">
            <text:p>184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6" calcext:value-type="float">
            <text:p>86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81" calcext:value-type="float">
            <text:p>81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412" calcext:value-type="float">
            <text:p>41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734" calcext:value-type="float">
            <text:p>73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6" calcext:value-type="float">
            <text:p>34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47" calcext:value-type="float">
            <text:p>14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9" calcext:value-type="float">
            <text:p>14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679" calcext:value-type="float">
            <text:p>67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28" calcext:value-type="float">
            <text:p>32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95" calcext:value-type="float">
            <text:p>19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7" calcext:value-type="float">
            <text:p>8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64" calcext:value-type="float">
            <text:p>264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66" calcext:value-type="float">
            <text:p>56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06" calcext:value-type="float">
            <text:p>40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0" calcext:value-type="float">
            <text:p>6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8" calcext:value-type="float">
            <text:p>7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415" calcext:value-type="float">
            <text:p>415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3" calcext:value-type="float">
            <text:p>6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1" calcext:value-type="float">
            <text:p>6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" calcext:value-type="float">
            <text:p><text:s text:c="7"/>－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3" calcext:value-type="float">
            <text:p><text:s text:c="7"/>－3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8年9月7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9-08T09:35:30</meta:creation-date>
    <dc:creator>user</dc:creator>
    <dc:date>2009-09-08T09:35:51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